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0269" officeooo:paragraph-rsid="00110269"/>
    </style:style>
    <style:style style:name="P2" style:family="paragraph" style:parent-style-name="Standard">
      <style:text-properties officeooo:rsid="00110269" officeooo:paragraph-rsid="0013ef4a"/>
    </style:style>
    <style:style style:name="P3" style:family="paragraph" style:parent-style-name="Standard">
      <style:text-properties officeooo:rsid="0013ef4a" officeooo:paragraph-rsid="0013ef4a"/>
    </style:style>
    <style:style style:name="P4" style:family="paragraph" style:parent-style-name="Standard">
      <style:text-properties officeooo:rsid="00147aa8" officeooo:paragraph-rsid="00147aa8"/>
    </style:style>
    <style:style style:name="P5" style:family="paragraph" style:parent-style-name="Standard">
      <style:text-properties officeooo:rsid="00160bda" officeooo:paragraph-rsid="00160bda"/>
    </style:style>
    <style:style style:name="T1" style:family="text">
      <style:text-properties officeooo:rsid="00128bad"/>
    </style:style>
    <style:style style:name="T2" style:family="text">
      <style:text-properties officeooo:rsid="0013ef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undi 9 Janvier 2023<text:line-break/></text:p>
      <text:p text:style-name="P3">Pour commencer j’ai dû vérifier que Wordpress et ses extensions étaient encore à jours (et c’était le cas).</text:p>
      <text:p text:style-name="P2"><text:line-break/><text:span text:style-name="T2">Ensuite i</text:span>l m’a été confié la mission d’ajouter les différents articles contenu dans un fichier xlxs. Les articles doivent apparaître sur le site «Mon Coin Zero Déchet» via l’extension WooCommerce.<text:line-break/><text:line-break/>Ainsi je dois:</text:p>
      <text:p text:style-name="P1"/>
      <text:p text:style-name="P1">- Renseigner le nom du produit en titre</text:p>
      <text:p text:style-name="P1">- Mettre l’image de l’article</text:p>
      <text:p text:style-name="P1">- Mettre les images en galerie de l’article (c’est à dire les images additionnelles servant à illustrer l’image)</text:p>
      <text:p text:style-name="P1">- Placer l’article dans la catégorie qui lui correspond.<text:line-break/><text:line-break/>J’ai trouvé le paramètre permettant de <text:span text:style-name="T1">régler le problème de «Fil d’Arianne» dont il me parlait l’année dernière et je dois lui demander si je touche à ce paramètre ou non.</text:span></text:p>
      <text:p text:style-name="P1"/>
      <text:p text:style-name="P4">Pour l’instant j’ai renseigné tout les articles qui concernaît la catégorie «soins des dents» qui avaient une image dans la base de données de Wordpress.</text:p>
      <text:p text:style-name="P4"/>
      <text:p text:style-name="P4"/>
      <text:p text:style-name="P4"/>
      <text:p text:style-name="P4"/>
      <text:p text:style-name="P5">Mardi 10 Janvier 2023</text:p>
      <text:p text:style-name="P5"/>
      <text:p text:style-name="P5">J’ai ajouté tout les articles pour lesquels j’avais les images et suffisamment d’informations pour les ajouter sur le site.<text:line-break/><text:line-break/>J’ai également pu retirer le fil d’Arianne comme souhaitait depuis le stage de l’année dernière en allant dans les personnalisations du thèmes et j’ai également pu passer le site (et tout le contenu texte affiché automatiquement sur le site) en Français en allant dans les réglages généraux du si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1T14:45:52.651000000</dc:date>
    <meta:editing-duration>PT11M13S</meta:editing-duration>
    <meta:editing-cycles>5</meta:editing-cycles>
    <meta:generator>LibreOffice/7.2.0.4$Windows_X86_64 LibreOffice_project/9a9c6381e3f7a62afc1329bd359cc48accb6435b</meta:generator>
    <meta:document-statistic meta:table-count="0" meta:image-count="0" meta:object-count="0" meta:page-count="1" meta:paragraph-count="10" meta:word-count="223" meta:character-count="1349" meta:non-whitespace-character-count="1131"/>
  </office:meta>
</office:document-meta>
</file>